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<text:span text:style-name="Strong_20_Emphasis">Desafíos de JavaScript — Nivel Examen Final</text:span></text:h>
      <text:h text:style-name="Heading_20_3" text:outline-level="3">1. Gestor de notas con promedio</text:h>
      <text:p text:style-name="Text_20_body">Crea un programa que permita al usuario introducir notas (del 0 al 10) en un array mediante un <text:span text:style-name="Source_20_Text">prompt()</text:span> hasta que escriba “fin”.<text:line-break/>Luego:</text:p>
      <text:list text:style-name="L1">
        <text:list-item>
          <text:p text:style-name="P1">Muestra en consola todas las notas.</text:p>
        </text:list-item>
        <text:list-item>
          <text:p text:style-name="P1">Calcula el promedio.</text:p>
        </text:list-item>
        <text:list-item>
          <text:p text:style-name="P1">Muestra la nota más alta y la más baja.</text:p>
        </text:list-item>
        <text:list-item>
          <text:p text:style-name="P1">Si el promedio es mayor o igual que 5, muestra “Aprobado”, si no, “Suspenso”.</text:p>
        </text:list-item>
      </text:list>
      <text:p text:style-name="Horizontal_20_Line"/>
      <text:h text:style-name="Heading_20_3" text:outline-level="3">2. Control de inventario</text:h>
      <text:p text:style-name="Text_20_body">Crea un array de objetos con productos (<text:span text:style-name="Source_20_Text">nombre</text:span>, <text:span text:style-name="Source_20_Text">precio</text:span>, <text:span text:style-name="Source_20_Text">stock</text:span>).<text:line-break/>Permite con <text:span text:style-name="Source_20_Text">prompt()</text:span>:</text:p>
      <text:list text:style-name="L2">
        <text:list-item>
          <text:p text:style-name="P2">Buscar un producto por nombre.</text:p>
        </text:list-item>
        <text:list-item>
          <text:p text:style-name="P2">Modificar su <text:span text:style-name="Source_20_Text">stock</text:span>.</text:p>
        </text:list-item>
        <text:list-item>
          <text:p text:style-name="P2">Calcular el valor total del inventario.<text:line-break/>Muestra los resultados en el DOM (no solo consola).</text:p>
        </text:list-item>
      </text:list>
      <text:p text:style-name="Horizontal_20_Line"/>
      <text:h text:style-name="Heading_20_3" text:outline-level="3">3. Temporizador dinámico</text:h>
      <text:p text:style-name="Text_20_body">Haz un programa que muestre un contador regresivo desde un número que introduzca el usuario.</text:p>
      <text:list text:style-name="L3">
        <text:list-item>
          <text:p text:style-name="P3">Usa <text:span text:style-name="Source_20_Text">setInterval()</text:span> y actualiza el número cada segundo en pantalla.</text:p>
        </text:list-item>
        <text:list-item>
          <text:p text:style-name="P3">Al llegar a 0, muestra “¡Tiempo cumplido!” y detén el intervalo.</text:p>
        </text:list-item>
      </text:list>
      <text:p text:style-name="Horizontal_20_Line"/>
      <text:h text:style-name="Heading_20_3" text:outline-level="3">4. Simulador de carrito</text:h>
      <text:p text:style-name="Text_20_body">Permite añadir productos (nombre + precio) a un array con botones en la interfaz.</text:p>
      <text:list text:style-name="L4">
        <text:list-item>
          <text:p text:style-name="P4">Muestra en tiempo real el total a pagar.</text:p>
        </text:list-item>
        <text:list-item>
          <text:p text:style-name="P4">Permite eliminar un producto haciendo clic en un icono 🗑️.</text:p>
        </text:list-item>
        <text:list-item>
          <text:p text:style-name="P4">Si el total supera 100 €, muestra un mensaje especial en el DOM (“¡Descuento desbloqueado!”).</text:p>
        </text:list-item>
      </text:list>
      <text:p text:style-name="Horizontal_20_Line"/>
      <text:h text:style-name="Heading_20_3" text:outline-level="3"><text:soft-page-break/>5. Gestor de tareas</text:h>
      <text:p text:style-name="Text_20_body">Crea una lista interactiva de tareas:</text:p>
      <text:list text:style-name="L5">
        <text:list-item>
          <text:p text:style-name="P5">Añadir tarea (input + botón).</text:p>
        </text:list-item>
        <text:list-item>
          <text:p text:style-name="P5">Marcar como completada (tachando el texto).</text:p>
        </text:list-item>
        <text:list-item>
          <text:p text:style-name="P5">Eliminar tarea.</text:p>
        </text:list-item>
        <text:list-item>
          <text:p text:style-name="P5">Mostrar cuántas tareas totales y completadas hay.<text:line-break/>Todo debe gestionarse con arrays y eventos.</text:p>
        </text:list-item>
      </text:list>
      <text:p text:style-name="Horizontal_20_Line"/>
      <text:h text:style-name="Heading_20_3" text:outline-level="3">6. Analizador de texto</text:h>
      <text:p text:style-name="Text_20_body">Pide al usuario una frase y muestra:</text:p>
      <text:list text:style-name="L6">
        <text:list-item>
          <text:p text:style-name="P6">Cantidad de palabras.</text:p>
        </text:list-item>
        <text:list-item>
          <text:p text:style-name="P6">Cantidad de vocales.</text:p>
        </text:list-item>
        <text:list-item>
          <text:p text:style-name="P6">Cuántas veces aparece la palabra “JavaScript” (sin distinguir mayúsculas/minúsculas).<text:line-break/>Usa funciones separadas para cada cálculo.</text:p>
        </text:list-item>
      </text:list>
      <text:p text:style-name="Horizontal_20_Line"/>
      <text:h text:style-name="Heading_20_3" text:outline-level="3">7. Juego: Adivina el número</text:h>
      <text:p text:style-name="Text_20_body">Genera un número aleatorio entre 1 y 100.<text:line-break/>El usuario intenta adivinarlo con <text:span text:style-name="Source_20_Text">prompt()</text:span>.</text:p>
      <text:list text:style-name="L7">
        <text:list-item>
          <text:p text:style-name="P7">Si el número es mayor o menor, muestra un mensaje.</text:p>
        </text:list-item>
        <text:list-item>
          <text:p text:style-name="P7">Cuenta cuántos intentos usó.</text:p>
        </text:list-item>
        <text:list-item>
          <text:p text:style-name="P7">Al acertar, muestra un mensaje en el DOM con el número y los intentos.</text:p>
        </text:list-item>
      </text:list>
      <text:p text:style-name="Horizontal_20_Line"/>
      <text:h text:style-name="Heading_20_3" text:outline-level="3">8. Control de usuarios</text:h>
      <text:p text:style-name="Text_20_body">Usa un array de objetos con usuarios (<text:span text:style-name="Source_20_Text">nombre</text:span>, <text:span text:style-name="Source_20_Text">edad</text:span>, <text:span text:style-name="Source_20_Text">correo</text:span>).<text:line-break/>Crea funciones para:</text:p>
      <text:list text:style-name="L8">
        <text:list-item>
          <text:p text:style-name="P8">Añadir un nuevo usuario (con validación de correo).</text:p>
        </text:list-item>
        <text:list-item>
          <text:p text:style-name="P8">Mostrar todos los usuarios en una tabla del DOM.</text:p>
        </text:list-item>
        <text:list-item>
          <text:p text:style-name="P8">Filtrar solo los mayores de 18.<text:line-break/>(No uses frameworks.)</text:p>
        </text:list-item>
      </text:list>
      <text:p text:style-name="Horizontal_20_Line"/>
      <text:h text:style-name="Heading_20_3" text:outline-level="3">9. Conversor interactivo</text:h>
      <text:p text:style-name="Text_20_body">Pide al usuario una cantidad y una moneda (por ejemplo, “EUR” o “USD”).<text:line-break/>Convierte usando tasas fijas (sin API):</text:p>
      <text:list text:style-name="L9">
        <text:list-item>
          <text:p text:style-name="P9"><text:soft-page-break/>1 € = 1.1 USD</text:p>
        </text:list-item>
        <text:list-item>
          <text:p text:style-name="P9">1 USD = 0.9 €<text:line-break/>Muestra el resultado en el DOM y guarda el último valor convertido en <text:span text:style-name="Source_20_Text">localStorage</text:span>.</text:p>
        </text:list-item>
      </text:list>
      <text:p text:style-name="Horizontal_20_Line"/>
      <text:h text:style-name="Heading_20_3" text:outline-level="3">10. Mini ranking de puntuaciones</text:h>
      <text:p text:style-name="Text_20_body">Crea un sistema de puntuaciones donde:</text:p>
      <text:list text:style-name="L10">
        <text:list-item>
          <text:p text:style-name="P10">El usuario introduce su nombre y puntuación.</text:p>
        </text:list-item>
        <text:list-item>
          <text:p text:style-name="P10">Se guarda en un array.</text:p>
        </text:list-item>
        <text:list-item>
          <text:p text:style-name="P10">Se ordena automáticamente de mayor a menor puntuación.</text:p>
        </text:list-item>
        <text:list-item>
          <text:p text:style-name="P10">Muestra el ranking en pantalla.</text:p>
        </text:list-item>
        <text:list-item>
          <text:p text:style-name="P10">Si hay empate, muestra primero al que se añadió ant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1:29:40.511138277</meta:creation-date>
    <dc:date>2025-11-06T11:30:26.518290724</dc:date>
    <meta:editing-duration>PT46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53" meta:word-count="482" meta:character-count="2700" meta:non-whitespace-character-count="2302"/>
  </office:meta>
</office:document-meta>
</file>